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color="#ffffff" draw:fill-image-name="Empty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draw:stroke="dash" draw:stroke-dash="Fine_20_Dashed" svg:stroke-width="0.051cm" draw:marker-start-width="0.254cm" draw:marker-end-width="0.254cm" svg:stroke-opacity="5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64cm"/>
    </style:style>
    <style:style style:name="gr4" style:family="graphic" style:parent-style-name="objectwithoutfill">
      <style:graphic-properties draw:fill="none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gr6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9" style:family="graphic" style:parent-style-name="objectwithoutfill">
      <style:graphic-properties svg:stroke-width="0.025cm" svg:stroke-color="#4c4c4c" draw:marker-start-width="0.229cm" draw:marker-end="Arrow" draw:marker-end-width="0.229cm" draw:fill="none" fo:padding-top="0.137cm" fo:padding-bottom="0.137cm" fo:padding-left="0.262cm" fo:padding-right="0.262cm"/>
    </style:style>
    <style:style style:name="gr10" style:family="graphic" style:parent-style-name="objectwithoutfill">
      <style:graphic-properties svg:stroke-color="#800000" draw:fill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fill="none" draw:fill-color="#ffffff" draw:textarea-horizontal-align="justify" draw:textarea-vertical-align="middle" draw:auto-grow-height="false" draw:shadow-offset-x="0.203cm" draw:shadow-offset-y="0.203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fill="bitmap" draw:fill-color="#ffffff" draw:fill-image-name="Empty" draw:textarea-horizontal-align="center" draw:textarea-vertical-align="middle"/>
    </style:style>
    <style:style style:name="gr15" style:family="graphic" style:parent-style-name="objectwithoutfill">
      <style:graphic-properties svg:stroke-color="#0047ff" draw:marker-end="Arrow" draw:marker-end-width="0.203cm" draw:fill="none"/>
    </style:style>
    <style:style style:name="gr16" style:family="graphic" style:parent-style-name="objectwithoutfill">
      <style:graphic-properties svg:stroke-color="#999999" draw:fill="bitmap" draw:fill-color="#ffffff" draw:fill-image-name="Empty" draw:textarea-horizontal-align="center" draw:textarea-vertical-align="middle"/>
    </style:style>
    <style:style style:name="gr17" style:family="graphic" style:parent-style-name="objectwithoutfill">
      <style:graphic-properties svg:stroke-color="#999999" draw:fill="none"/>
    </style:style>
    <style:style style:name="gr18" style:family="graphic" style:parent-style-name="objectwithoutfill">
      <style:graphic-properties svg:stroke-width="0.025cm" svg:stroke-color="#999999" draw:marker-start-width="0.229cm" draw:marker-end-width="0.229cm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fo:min-height="0.716cm"/>
    </style:style>
    <style:style style:name="gr20" style:family="graphic" style:parent-style-name="standard">
      <style:graphic-properties draw:stroke="none" svg:stroke-color="#000000" draw:fill="none" draw:fill-color="#ffffff" fo:min-height="0cm"/>
    </style:style>
    <style:style style:name="gr21" style:family="graphic" style:parent-style-name="objectwithoutfill">
      <style:graphic-properties svg:stroke-width="0.025cm" svg:stroke-color="#eb613d" draw:marker-start-width="0.229cm" draw:marker-end="Arrow" draw:marker-end-width="0.229cm" draw:fill="non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 fo:font-weight="normal" style:text-scale="12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fo:font-weight="normal" style:text-scale="120%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54cm" svg:x="7.75cm" svg:y="11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23cm" svg:height="16.964cm" draw:transform="rotate (1.5707963267949) translate (2.344cm 18.3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9.144cm" svg:height="1.014cm" svg:x="10.779cm" svg:y="11.156cm">
          <draw:text-box>
            <text:p><text:span text:style-name="T1">ListenerPosition = SourcePosition</text:span></text:p>
          </draw:text-box>
        </draw:frame>
        <draw:line draw:style-name="gr4" draw:text-style-name="P1" draw:layer="layout" svg:x1="8.032cm" svg:y1="14.098cm" svg:x2="8.747cm" svg:y2="15.896cm">
          <text:p/>
        </draw:line>
        <draw:frame draw:style-name="gr5" draw:text-style-name="P2" draw:layer="layout" svg:width="4.673cm" svg:height="1.393cm" svg:x="7.415cm" svg:y="15.747cm">
          <draw:text-box>
            <text:p><text:span text:style-name="T1">ListenerView = SourceView</text:span></text:p>
          </draw:text-box>
        </draw:frame>
        <draw:custom-shape draw:style-name="gr6" draw:text-style-name="P1" draw:layer="layout" svg:width="0.127cm" svg:height="0.127cm" svg:x="8.832cm" svg:y="12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68cm" svg:height="0.963cm" svg:x="13.655cm" svg:y="14.164cm">
          <draw:text-box>
            <text:p text:style-name="P1"><text:span text:style-name="T2">.</text:span></text:p>
          </draw:text-box>
        </draw:frame>
        <draw:path draw:style-name="gr8" draw:text-style-name="P1" draw:layer="layout" svg:width="0.762cm" svg:height="0.888cm" svg:x="7.306cm" svg:y="12.489cm" svg:viewBox="0 0 763 889" svg:d="m381 52c216 0 381 165 381 381s-165 381-381 381-381-165-381-381 165-381 381-381zm-381 0zm763 763zm-763-815v889z">
          <text:p/>
        </draw:path>
        <draw:line draw:style-name="gr9" draw:text-style-name="P1" draw:layer="layout" svg:x1="8.903cm" svg:y1="12.93cm" svg:x2="8.903cm" svg:y2="7.477cm">
          <text:p/>
        </draw:line>
        <draw:line draw:style-name="gr9" draw:text-style-name="P1" draw:layer="layout" svg:x1="8.893cm" svg:y1="12.934cm" svg:x2="15.016cm" svg:y2="12.934cm">
          <text:p/>
        </draw:line>
        <draw:path draw:style-name="gr10" draw:text-style-name="P1" draw:layer="layout" svg:width="0.767cm" svg:height="0.521cm" draw:transform="rotate (-0.544717259547431) translate (8.65500214234154cm 13.2719512123408cm)" svg:viewBox="0 0 768 522" svg:d="m0 513c159 35 301-39 437-103s245-191 293-339l38-71">
          <text:p/>
        </draw:path>
        <draw:line draw:style-name="gr9" draw:text-style-name="P1" draw:layer="layout" svg:x1="8.891cm" svg:y1="12.929cm" svg:x2="6.507cm" svg:y2="15.771cm">
          <text:p/>
        </draw:line>
        <draw:path draw:style-name="gr4" draw:text-style-name="P1" draw:layer="layout" svg:width="0.839cm" svg:height="1.682cm" draw:transform="rotate (-1.46241138024605) translate (9.67580775287025cm 11.4660158574757cm)" svg:viewBox="0 0 840 1683" svg:d="m494 1665c419 82-224-144-152-115 409 164-204-32-184-119 26-109 451 216 183-177-147-216-302-202-339-349-46-182 706-46 304-229-513-234 397-338-174-216-172 37 370 163 504 55 112-91-594-309-144-197 493 123-55-70-113-160-66-103 619-18 180-145l182-13 99 143">
          <text:p/>
        </draw:path>
        <draw:custom-shape draw:style-name="gr11" draw:text-style-name="P1" draw:layer="layout" svg:width="0.254cm" svg:height="0.127cm" svg:x="8.271cm" svg:y="12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127cm" svg:x="9.226cm" svg:y="12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9.994cm" svg:height="9.994cm" svg:x="3.911cm" svg:y="7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3cm" svg:height="0.888cm" svg:x="13.915cm" svg:y="12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1" draw:layer="layout" svg:width="1.65cm" svg:height="0.634cm" draw:transform="rotate (1.5707963267949) translate (13.915cm 13.756cm)" svg:viewBox="0 0 1651 635" svg:d="m381 381v254zm0 254h889zm889 0v-254zm-889-254h889zm889 0 381-381zm-889 0-381-381zm1270-381h-1651z">
          <text:p/>
        </draw:path>
        <draw:line draw:style-name="gr4" draw:text-style-name="P1" draw:layer="layout" svg:x1="9.073cm" svg:y1="12.831cm" svg:x2="10.952cm" svg:y2="11.87cm">
          <text:p/>
        </draw:line>
        <draw:line draw:style-name="gr15" draw:text-style-name="P1" draw:layer="layout" svg:x1="8.899cm" svg:y1="12.93cm" svg:x2="7.55cm" svg:y2="14.52cm">
          <text:p/>
        </draw:line>
        <draw:custom-shape draw:style-name="gr13" draw:text-style-name="P1" draw:layer="layout" svg:width="0.63cm" svg:height="0.888cm" draw:transform="rotate (-0.523598775598299) translate (13.452cm 15.1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6" draw:text-style-name="P1" draw:layer="layout" svg:width="1.65cm" svg:height="0.634cm" draw:transform="rotate (1.0471975511966) translate (12.8170680232117cm 16.2015331359487cm)" svg:viewBox="0 0 1651 635" svg:d="m381 381v254zm0 254h889zm889 0v-254zm-889-254h889zm889 0 381-381zm-889 0-381-381zm1270-381h-1651z">
          <text:p/>
        </draw:path>
        <draw:line draw:style-name="gr17" draw:text-style-name="P1" draw:layer="layout" svg:x1="8.905cm" svg:y1="12.938cm" svg:x2="13.228cm" svg:y2="15.49cm">
          <text:p/>
        </draw:line>
        <draw:path draw:style-name="gr18" draw:text-style-name="P1" draw:layer="layout" svg:width="1.126cm" svg:height="0.262cm" draw:transform="rotate (1.0471975511966) translate (10.6190243926626cm 13.9350267850025cm)" svg:viewBox="0 0 1127 263" svg:d="m0 256c20-4 41 7 61 6s41 2 61 0 41-5 63-2c19 3 40-2 61-6s45-1 67-4c19-3 41-2 61-6 22-4 44-3 65-12s42-5 64-8c20-3 43-6 63-13 26-9 41-10 63-14 20-4 40-10 61-14 28-12 42-17 65-22 20-4 45-15 61-17 22-8 43-18 65-26 21-14 40-20 59-29 22-10 53-16 67-26 27-12 33-16 51-25l69-38">
          <text:p/>
        </draw:path>
        <draw:line draw:style-name="gr4" draw:text-style-name="P1" draw:layer="layout" svg:x1="10.698cm" svg:y1="13.573cm" svg:x2="10.906cm" svg:y2="14.716cm">
          <text:p/>
        </draw:line>
        <draw:frame draw:style-name="gr3" draw:text-style-name="P2" draw:layer="layout" svg:width="2.839cm" svg:height="1.014cm" svg:x="9.536cm" svg:y="14.458cm">
          <draw:text-box>
            <text:p text:style-name="P2">SourceTwist</text:p>
          </draw:text-box>
        </draw:frame>
        <draw:frame draw:style-name="gr3" draw:text-style-name="P2" draw:layer="layout" svg:width="4.2cm" svg:height="1.014cm" svg:x="13.737cm" svg:y="15.454cm">
          <draw:text-box>
            <text:p text:style-name="P2">Channel 1 / -30°</text:p>
          </draw:text-box>
        </draw:frame>
        <draw:frame draw:style-name="gr3" draw:text-style-name="P2" draw:layer="layout" svg:width="4.2cm" svg:height="1.014cm" svg:x="14.813cm" svg:y="12.43cm">
          <draw:text-box>
            <text:p text:style-name="P2">Channel 4 / 0°</text:p>
          </draw:text-box>
        </draw:frame>
        <draw:frame draw:style-name="gr3" draw:text-style-name="P2" draw:layer="layout" svg:width="4.443cm" svg:height="1.014cm" svg:x="14.254cm" svg:y="13.526cm">
          <draw:text-box>
            <text:p><text:span text:style-name="T1">TransmitterPosition</text:span></text:p>
          </draw:text-box>
        </draw:frame>
        <draw:line draw:style-name="gr4" draw:text-style-name="P1" draw:layer="layout" svg:x1="13.954cm" svg:y1="12.938cm" svg:x2="14.462cm" svg:y2="13.827cm">
          <text:p/>
        </draw:line>
        <draw:frame draw:style-name="gr7" draw:text-style-name="P3" draw:layer="layout" svg:width="0.68cm" svg:height="0.963cm" svg:x="13.775cm" svg:y="13.785cm">
          <draw:text-box>
            <text:p text:style-name="P1"><text:span text:style-name="T2">.</text:span></text:p>
          </draw:text-box>
        </draw:frame>
        <draw:frame draw:style-name="gr7" draw:text-style-name="P3" draw:layer="layout" svg:width="0.68cm" svg:height="0.963cm" svg:x="13.855cm" svg:y="13.365cm">
          <draw:text-box>
            <text:p text:style-name="P1"><text:span text:style-name="T2">.</text:span></text:p>
          </draw:text-box>
        </draw:frame>
        <draw:frame draw:style-name="gr3" draw:text-style-name="P2" draw:layer="layout" svg:width="4.2cm" svg:height="1.014cm" svg:x="8.747cm" svg:y="6.463cm">
          <draw:text-box>
            <text:p text:style-name="P2">Channel 12 / 80°</text:p>
          </draw:text-box>
        </draw:frame>
        <draw:custom-shape draw:style-name="gr13" draw:text-style-name="P1" draw:layer="layout" svg:width="0.63cm" svg:height="0.888cm" draw:transform="rotate (1.39626340159546) translate (9.331cm 7.8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6" draw:text-style-name="P1" draw:layer="layout" svg:width="1.65cm" svg:height="0.634cm" draw:transform="rotate (2.96705972839036) translate (10.6553222369719cm 8.14656037114476cm)" svg:viewBox="0 0 1651 635" svg:d="m381 381v254zm0 254h889zm889 0v-254zm-889-254h889zm889 0 381-381zm-889 0-381-381zm1270-381h-1651z">
          <text:p/>
        </draw:path>
        <draw:path draw:style-name="gr16" draw:text-style-name="P1" draw:layer="layout" svg:width="1.65cm" svg:height="0.634cm" draw:transform="rotate (2.44346095279206) translate (12.7925751069813cm 9.60616844207855cm)" svg:viewBox="0 0 1651 635" svg:d="m381 381v254zm0 254h889zm889 0v-254zm-889-254h889zm889 0 381-381zm-889 0-381-381zm1270-381h-1651z">
          <text:p/>
        </draw:path>
        <draw:frame draw:style-name="gr3" draw:text-style-name="P2" draw:layer="layout" svg:width="4.2cm" svg:height="1.014cm" svg:x="12.43cm" svg:y="7.985cm">
          <draw:text-box>
            <text:p text:style-name="P2">Channel 9 / 50°</text:p>
          </draw:text-box>
        </draw:frame>
        <draw:frame draw:style-name="gr7" draw:text-style-name="P3" draw:layer="layout" svg:width="0.68cm" svg:height="0.963cm" svg:x="13.573cm" svg:y="9.89cm">
          <draw:text-box>
            <text:p text:style-name="P1"><text:span text:style-name="T2">.</text:span></text:p>
          </draw:text-box>
        </draw:frame>
        <draw:frame draw:style-name="gr7" draw:text-style-name="P3" draw:layer="layout" svg:width="0.68cm" svg:height="0.963cm" svg:x="13.274cm" svg:y="9.435cm">
          <draw:text-box>
            <text:p text:style-name="P1"><text:span text:style-name="T2">.</text:span></text:p>
          </draw:text-box>
        </draw:frame>
        <draw:frame draw:style-name="gr7" draw:text-style-name="P3" draw:layer="layout" svg:width="0.68cm" svg:height="0.963cm" svg:x="12.938cm" svg:y="8.927cm">
          <draw:text-box>
            <text:p text:style-name="P1"><text:span text:style-name="T2">.</text:span></text:p>
          </draw:text-box>
        </draw:frame>
        <draw:frame draw:style-name="gr7" draw:text-style-name="P3" draw:layer="layout" svg:width="0.68cm" svg:height="0.963cm" svg:x="13.7cm" svg:y="10.451cm">
          <draw:text-box>
            <text:p text:style-name="P1"><text:span text:style-name="T2">.</text:span></text:p>
          </draw:text-box>
        </draw:frame>
        <draw:frame draw:style-name="gr7" draw:text-style-name="P3" draw:layer="layout" svg:width="0.68cm" svg:height="0.963cm" svg:x="11.287cm" svg:y="7.53cm">
          <draw:text-box>
            <text:p text:style-name="P1"><text:span text:style-name="T2">.</text:span></text:p>
          </draw:text-box>
        </draw:frame>
        <draw:frame draw:style-name="gr7" draw:text-style-name="P3" draw:layer="layout" svg:width="0.68cm" svg:height="0.963cm" svg:x="10.841cm" svg:y="7.31cm">
          <draw:text-box>
            <text:p text:style-name="P1"><text:span text:style-name="T2">.</text:span></text:p>
          </draw:text-box>
        </draw:frame>
        <draw:frame draw:style-name="gr7" draw:text-style-name="P3" draw:layer="layout" svg:width="0.68cm" svg:height="0.963cm" svg:x="10.373cm" svg:y="7.149cm">
          <draw:text-box>
            <text:p text:style-name="P1"><text:span text:style-name="T2">.</text:span></text:p>
          </draw:text-box>
        </draw:frame>
        <draw:path draw:style-name="gr16" draw:text-style-name="P1" draw:layer="layout" svg:width="1.65cm" svg:height="0.634cm" draw:transform="rotate (-1.13446401379632) translate (4.01562080115829cm 14.3060624043632cm)" svg:viewBox="0 0 1651 635" svg:d="m381 381v254zm0 254h889zm889 0v-254zm-889-254h889zm889 0 381-381zm-889 0-381-381zm1270-381h-1651z">
          <text:p/>
        </draw:path>
        <draw:frame draw:style-name="gr3" draw:text-style-name="P2" draw:layer="layout" svg:width="4.2cm" svg:height="1.014cm" svg:x="1.913cm" svg:y="15.599cm">
          <draw:text-box>
            <text:p text:style-name="P2">Channel 13 / -25°</text:p>
          </draw:text-box>
        </draw:frame>
        <draw:path draw:style-name="gr16" draw:text-style-name="P1" draw:layer="layout" svg:width="1.65cm" svg:height="0.634cm" draw:transform="rotate (-2.70526034059121) translate (7.52301784368822cm 8.03633795473483cm)" svg:viewBox="0 0 1651 635" svg:d="m381 381v254zm0 254h889zm889 0v-254zm-889-254h889zm889 0 381-381zm-889 0-381-381zm1270-381h-1651z">
          <text:p/>
        </draw:path>
        <draw:frame draw:style-name="gr3" draw:text-style-name="P2" draw:layer="layout" svg:width="4.2cm" svg:height="1.014cm" svg:x="2.913cm" svg:y="7.07cm">
          <draw:text-box>
            <text:p text:style-name="P2">Channel 22 / 65°</text:p>
          </draw:text-box>
        </draw:frame>
        <draw:path draw:style-name="gr16" draw:text-style-name="P1" draw:layer="layout" svg:width="1.65cm" svg:height="0.634cm" draw:transform="rotate (-1.65806278939461) translate (4.00253582202883cm 11.6321351709311cm)" svg:viewBox="0 0 1651 635" svg:d="m381 381v254zm0 254h889zm889 0v-254zm-889-254h889zm889 0 381-381zm-889 0-381-381zm1270-381h-1651z">
          <text:p/>
        </draw:path>
        <draw:frame draw:style-name="gr3" draw:text-style-name="P2" draw:layer="layout" svg:width="4.2cm" svg:height="1.014cm" svg:x="1.659cm" svg:y="10.851cm">
          <draw:text-box>
            <text:p text:style-name="P2">Channel 15 / 5°</text:p>
          </draw:text-box>
        </draw:frame>
        <draw:path draw:style-name="gr8" draw:text-style-name="P1" draw:layer="layout" svg:width="0.762cm" svg:height="0.888cm" draw:transform="rotate (-3.14159265358979) translate (10.476cm 13.386cm)" svg:viewBox="0 0 763 889" svg:d="m381 52c216 0 381 165 381 381s-165 381-381 381-381-165-381-381 165-381 381-381zm-381 0zm763 763zm-763-815v889z">
          <text:p/>
        </draw:path>
        <draw:frame draw:style-name="gr19" draw:text-style-name="P2" draw:layer="layout" svg:width="0.998cm" svg:height="0.966cm" svg:x="9.654cm" svg:y="12.497cm">
          <draw:text-box>
            <text:p text:style-name="P2">R<text:span text:style-name="T3">1</text:span></text:p>
          </draw:text-box>
        </draw:frame>
        <draw:frame draw:style-name="gr19" draw:text-style-name="P2" draw:layer="layout" svg:width="0.998cm" svg:height="0.966cm" svg:x="7.199cm" svg:y="12.479cm">
          <draw:text-box>
            <text:p text:style-name="P2">R<text:span text:style-name="T3">2</text:span></text:p>
          </draw:text-box>
        </draw:frame>
        <draw:frame draw:style-name="gr20" draw:text-style-name="P3" draw:layer="layout" svg:width="0.742cm" svg:height="0.963cm" svg:x="5.218cm" svg:y="7.831cm">
          <draw:text-box>
            <text:p text:style-name="P1"><text:span text:style-name="T2">.</text:span></text:p>
          </draw:text-box>
        </draw:frame>
        <draw:frame draw:style-name="gr20" draw:text-style-name="P3" draw:layer="layout" svg:width="0.742cm" svg:height="0.963cm" svg:x="4.744cm" svg:y="8.258cm">
          <draw:text-box>
            <text:p text:style-name="P1"><text:span text:style-name="T2">.</text:span></text:p>
          </draw:text-box>
        </draw:frame>
        <draw:frame draw:style-name="gr20" draw:text-style-name="P3" draw:layer="layout" svg:width="0.742cm" svg:height="0.963cm" svg:x="4.247cm" svg:y="8.8cm">
          <draw:text-box>
            <text:p text:style-name="P1"><text:span text:style-name="T2">.</text:span></text:p>
          </draw:text-box>
        </draw:frame>
        <draw:frame draw:style-name="gr20" draw:text-style-name="P3" draw:layer="layout" svg:width="0.742cm" svg:height="0.963cm" svg:x="3.436cm" svg:y="10.119cm">
          <draw:text-box>
            <text:p text:style-name="P1"><text:span text:style-name="T2">.</text:span></text:p>
          </draw:text-box>
        </draw:frame>
        <draw:frame draw:style-name="gr20" draw:text-style-name="P3" draw:layer="layout" svg:width="0.742cm" svg:height="0.963cm" svg:x="3.82cm" svg:y="9.38cm">
          <draw:text-box>
            <text:p text:style-name="P1"><text:span text:style-name="T2">.</text:span></text:p>
          </draw:text-box>
        </draw:frame>
        <draw:frame draw:style-name="gr20" draw:text-style-name="P3" draw:layer="layout" svg:width="0.742cm" svg:height="0.963cm" svg:x="3.118cm" svg:y="12.732cm">
          <draw:text-box>
            <text:p text:style-name="P1"><text:span text:style-name="T2">.</text:span></text:p>
          </draw:text-box>
        </draw:frame>
        <draw:frame draw:style-name="gr20" draw:text-style-name="P3" draw:layer="layout" svg:width="0.742cm" svg:height="0.963cm" svg:x="3.218cm" svg:y="13.233cm">
          <draw:text-box>
            <text:p text:style-name="P1"><text:span text:style-name="T2">.</text:span></text:p>
          </draw:text-box>
        </draw:frame>
        <draw:frame draw:style-name="gr20" draw:text-style-name="P3" draw:layer="layout" svg:width="0.742cm" svg:height="0.963cm" svg:x="3.318cm" svg:y="13.733cm">
          <draw:text-box>
            <text:p text:style-name="P1"><text:span text:style-name="T2">.</text:span></text:p>
          </draw:text-box>
        </draw:frame>
        <draw:line draw:style-name="gr21" draw:text-style-name="P1" draw:layer="layout" svg:x1="8.898cm" svg:y1="12.921cm" svg:x2="8.898cm" svg:y2="10.525cm">
          <text:p/>
        </draw:line>
        <draw:frame draw:style-name="gr5" draw:text-style-name="P2" draw:layer="layout" svg:width="3.048cm" svg:height="1.393cm" svg:x="9.382cm" svg:y="9.636cm">
          <draw:text-box>
            <text:p><text:span text:style-name="T1">ListenerUp = SourceUp</text:span></text:p>
          </draw:text-box>
        </draw:frame>
        <draw:line draw:style-name="gr4" draw:text-style-name="P1" draw:layer="layout" svg:x1="9.001cm" svg:y1="11.287cm" svg:x2="9.636cm" svg:y2="10.7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measure-align="inside" draw:measure-vertical-align="below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9T14:51:43.19</meta:creation-date>
    <dc:date>2012-07-30T12:11:29.77</dc:date>
    <meta:editing-duration>PT6H11M51S</meta:editing-duration>
    <meta:editing-cycles>62</meta:editing-cycles>
    <meta:generator>LibreOffice/3.5$Windows_x86 LibreOffice_project/165a79a-7059095-e13bb37-fef39a4-9503d18</meta:generator>
    <meta:document-statistic meta:object-count="64"/>
  </office:meta>
</office:document-meta>
</file>